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Questão 1 -</text:p>
      <text:p text:style-name="Standard"/>
      <text:p text:style-name="Standard">Os itens IV e V estão incorretos (letra a)</text:p>
      <text:p text:style-name="Standard"/>
      <text:p text:style-name="Standard">Questão 2 -</text:p>
      <text:p text:style-name="Standard"/>
      <text:p text:style-name="Standard">Certo.</text:p>
      <text:p text:style-name="Standard">A engenharia de software esta envolvida com todos os aspectos da produção de um software.</text:p>
      <text:p text:style-name="Standard"/>
      <text:p text:style-name="Standard">Questão 3 -</text:p>
      <text:p text:style-name="Standard"/>
      <text:p text:style-name="Standard">Letra d</text:p>
      <text:p text:style-name="Standard">Metodologia de desenvolvimento de software é uma série de passos previsíveis - um toreiro que ajude a criar um resultado de alta qualidade e dentro do prazo estabelecido.</text:p>
      <text:p text:style-name="Standard"/>
      <text:p text:style-name="Standard">Questão 4 -</text:p>
      <text:p text:style-name="Standard"/>
      <text:p text:style-name="Standard">Letra a</text:p>
      <text:p text:style-name="Standard">No modelo CASCATA é necessário que os requisitos estejam bem definidos, alterações no projeto pode representar um estouro no orçamento e no cronograma, em como característica, requisitos estáveis e bem definidos, não aceitando mudanças ao longo do projeto.</text:p>
      <text:p text:style-name="Standard"/>
      <text:p text:style-name="Standard">Questão 5 -</text:p>
      <text:p text:style-name="Standard"/>
      <text:p text:style-name="Standard">Letra C</text:p>
      <text:p text:style-name="Textbody">Os quatro setores do modelo em espiral são: Definição de objetivos, avaliação e redução de riscos, desenvolvimento e validação, planejamento.</text:p>
      <text:p text:style-name="Textbody"/>
      <text:p text:style-name="Textbody">Questão 6 -</text:p>
      <text:p text:style-name="Textbody">Letra B – II, III, IV</text:p>
      <text:p text:style-name="Textbody">O modelo espiral descreve um fluxo de atividades cíclico e evolutivo constituído de quatro estágios: No estágio 1 devem ser determinados objetivos, soluções alternativas e restrições; no estágio 2, devem ser analisados os riscos das decisões do estágio anterior; o estágio 3 consiste nas atividades da fase de desenvolvimento, incluindo design, especificação, codificação e verificação; e o estágio 4 compreende a revisão das etapas anteriores e o planejamento da próxima fase. Talvez de maneira prática há um desenvolvimento de integração de modelos de softwares já utilizados, porém não é descrito no modelo espiral.</text:p>
      <text:p text:style-name="Textbody"/>
      <text:p text:style-name="Textbody">Questão 7 -<text:s/></text:p>
      <text:p text:style-name="Textbody">Letra B - Não se aplica a sistemas a serem desenvolvidos com a Análise Orientada a Objetos, pois, para esse fim já há a UML.</text:p>
      <text:p text:style-name="Normal"><text:span text:style-name="T2">Diagramas UML integram os modelos utilizados em desenvolvimento de software</text:span></text:p>
      <text:p text:style-name="Textbody"/>
      <text:p text:style-name="Textbody"/>
      <text:p text:style-name="Textbody"/>
      <text:p text:style-name="Textbody"/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Hilton da Silva Santos</dc:creator>
    <meta:creation-date>2017-09-01T23:47:00Z</meta:creation-date>
    <dc:date>2017-09-01T23:47:00Z</dc:date>
    <meta:template xlink:href="Normal.dotm" xlink:type="simple"/>
    <meta:editing-cycles>2</meta:editing-cycles>
    <meta:editing-duration>PT0S</meta:editing-duration>
    <meta:document-statistic meta:page-count="1" meta:paragraph-count="3" meta:word-count="262" meta:character-count="1676" meta:row-count="11" meta:non-whitespace-character-count="1417"/>
  </office:meta>
</office:document-meta>
</file>